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Experiment results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74s, 0.36 req/s, 348.13MB/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74s, 0.36 req/s, 347.84MB/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72s, 0.37 req/s, 350.67MB/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73s, 0.37 req/s, 349.06MB/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74s, 0.37 req/s, 348.51MB/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73s, 0.37 req/s, 349.63MB/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75s, 0.36 req/s, 346.62MB/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73s, 0.37 req/s, 349.49MB/s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77s, 0.36 req/s, 344.79MB/s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78s, 0.36 req/s, 343.65MB/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0:04:10.536105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08T10:05:47.544284392</dc:date>
    <meta:editing-duration>PT12M36S</meta:editing-duration>
    <meta:editing-cycles>5</meta:editing-cycles>
    <meta:generator>LibreOffice/6.4.6.2$Linux_X86_64 LibreOffice_project/40$Build-2</meta:generator>
    <meta:document-statistic meta:table-count="1" meta:cell-count="23" meta:object-count="0"/>
  </office:meta>
</office:document-meta>
</file>